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total income</text:p>
          </table:table-cell>
          <table:table-cell office:value-type="string" calcext:value-type="string">
            <text:p>total expenses</text:p>
          </table:table-cell>
          <table:table-cell office:value-type="string" calcext:value-type="string">
            <text:p>gross payable</text:p>
          </table:table-cell>
          <table:table-cell/>
          <table:table-cell office:value-type="string" calcext:value-type="string">
            <text:p>net profit</text:p>
          </table:table-cell>
        </table:table-row>
        <table:table-row table:style-name="ro1">
          <table:table-cell office:value-type="string" calcext:value-type="string">
            <text:p>tataindicom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2255" calcext:value-type="float">
            <text:p>112255</text:p>
          </table:table-cell>
          <table:table-cell table:formula="of:=[.B2]-[.C2]" office:value-type="float" office:value="37745" calcext:value-type="float">
            <text:p>37745</text:p>
          </table:table-cell>
          <table:table-cell table:style-name="ce1" table:formula="of:=IF([.D2]&lt;=20000;[.D2]*5%;IF(AND([.D2]&gt;20000;[.D2]&lt;=25000);[.D2]*10%;IF(AND([.D2]&gt;25000;[.D2]&lt;=3000);[.D2]*15%;IF(AND([.D2]&gt;30000;[.D2]&lt;=40000);[.D2]*20%))))" office:value-type="float" office:value="7549" calcext:value-type="float">
            <text:p>7549</text:p>
          </table:table-cell>
          <table:table-cell/>
        </table:table-row>
        <table:table-row table:style-name="ro1">
          <table:table-cell office:value-type="string" calcext:value-type="string">
            <text:p>nokia</text:p>
          </table:table-cell>
          <table:table-cell office:value-type="float" office:value="160000" calcext:value-type="float">
            <text:p>160000</text:p>
          </table:table-cell>
          <table:table-cell office:value-type="float" office:value="118285" calcext:value-type="float">
            <text:p>118285</text:p>
          </table:table-cell>
          <table:table-cell table:formula="of:=[.B3]-[.C3]" office:value-type="float" office:value="41715" calcext:value-type="float">
            <text:p>4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liance</text:p>
          </table:table-cell>
          <table:table-cell office:value-type="float" office:value="155000" calcext:value-type="float">
            <text:p>155000</text:p>
          </table:table-cell>
          <table:table-cell office:value-type="float" office:value="88000" calcext:value-type="float">
            <text:p>88000</text:p>
          </table:table-cell>
          <table:table-cell table:formula="of:=[.B4]-[.C4]" office:value-type="float" office:value="67000" calcext:value-type="float">
            <text:p>6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166000" calcext:value-type="float">
            <text:p>166000</text:p>
          </table:table-cell>
          <table:table-cell office:value-type="float" office:value="938402" calcext:value-type="float">
            <text:p>938402</text:p>
          </table:table-cell>
          <table:table-cell table:formula="of:=[.B5]-[.C5]" office:value-type="float" office:value="-772402" calcext:value-type="float">
            <text:p>-772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max</text:p>
          </table:table-cell>
          <table:table-cell office:value-type="float" office:value="50000" calcext:value-type="float">
            <text:p>50000</text:p>
          </table:table-cell>
          <table:table-cell office:value-type="float" office:value="12000" calcext:value-type="float">
            <text:p>12000</text:p>
          </table:table-cell>
          <table:table-cell table:formula="of:=[.B6]-[.C6]" office:value-type="float" office:value="38000" calcext:value-type="float">
            <text:p>3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c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300" calcext:value-type="float">
            <text:p>24300</text:p>
          </table:table-cell>
          <table:table-cell table:formula="of:=[.B7]-[.C7]" office:value-type="float" office:value="75700" calcext:value-type="float">
            <text:p>75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125000" calcext:value-type="float">
            <text:p>125000</text:p>
          </table:table-cell>
          <table:table-cell office:value-type="float" office:value="23162" calcext:value-type="float">
            <text:p>23162</text:p>
          </table:table-cell>
          <table:table-cell table:formula="of:=[.B8]-[.C8]" office:value-type="float" office:value="101838" calcext:value-type="float">
            <text:p>101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3923" calcext:value-type="float">
            <text:p>123923</text:p>
          </table:table-cell>
          <table:table-cell table:formula="of:=[.B9]-[.C9]" office:value-type="float" office:value="76077" calcext:value-type="float">
            <text:p>76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142000" calcext:value-type="float">
            <text:p>142000</text:p>
          </table:table-cell>
          <table:table-cell office:value-type="float" office:value="125484" calcext:value-type="float">
            <text:p>125484</text:p>
          </table:table-cell>
          <table:table-cell table:formula="of:=[.B10]-[.C10]" office:value-type="float" office:value="16516" calcext:value-type="float">
            <text:p>165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21:17:23.345000000</meta:creation-date>
    <dc:date>2023-02-22T21:35:38.712000000</dc:date>
    <meta:editing-duration>PT18M25S</meta:editing-duration>
    <meta:editing-cycles>1</meta:editing-cycles>
    <meta:document-statistic meta:table-count="1" meta:cell-count="42" meta:object-count="0"/>
    <meta:generator>LibreOffice/7.4.2.3$Windows_X86_64 LibreOffice_project/382eef1f22670f7f4118c8c2dd222ec7ad009daf</meta:generator>
  </office:meta>
</office:document-meta>
</file>